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0E0000017FE575D394.png" manifest:media-type="image/png"/>
  <manifest:file-entry manifest:full-path="Pictures/10000001000006340000013EFF0469C4.png" manifest:media-type="image/png"/>
  <manifest:file-entry manifest:full-path="Pictures/10000001000007010000025973D31250.png" manifest:media-type="image/png"/>
  <manifest:file-entry manifest:full-path="Pictures/10000001000006E6000002031C3787A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7b9e" officeooo:paragraph-rsid="00147b9e"/>
    </style:style>
    <style:style style:name="P2" style:family="paragraph" style:parent-style-name="Standard">
      <style:text-properties officeooo:rsid="00147b9e" officeooo:paragraph-rsid="00147b9e"/>
    </style:style>
    <style:style style:name="P3" style:family="paragraph" style:parent-style-name="Standard">
      <style:text-properties officeooo:rsid="00190316" officeooo:paragraph-rsid="0019031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draw:frame draw:style-name="fr2" draw:name="Image2" text:anchor-type="char" svg:x="0in" svg:y="0in" svg:width="6.6929in" svg:height="1.9516in" draw:z-index="1"><draw:image xlink:href="Pictures/10000001000006E6000002031C3787AC.png" xlink:type="simple" xlink:show="embed" xlink:actuate="onLoad" draw:mime-type="image/png"/></draw:frame><text:tab/></text:p>
      <text:p text:style-name="P1"><draw:frame draw:style-name="fr2" draw:name="Image1" text:anchor-type="char" svg:x="0in" svg:y="0in" svg:width="6.6929in" svg:height="2.2429in" draw:z-index="0"><draw:image xlink:href="Pictures/10000001000007010000025973D31250.png" xlink:type="simple" xlink:show="embed" xlink:actuate="onLoad" draw:mime-type="image/png"/></draw:frame><text:tab/></text:p>
      <text:p text:style-name="P1"><draw:frame draw:style-name="fr1" draw:name="Image3" text:anchor-type="char" svg:width="6.6929in" svg:height="1.3402in" draw:z-index="2"><draw:image xlink:href="Pictures/10000001000006340000013EFF0469C4.png" xlink:type="simple" xlink:show="embed" xlink:actuate="onLoad" draw:mime-type="image/png"/></draw:frame><text:tab/></text:p>
      <text:p text:style-name="P1"/>
      <text:p text:style-name="P3">Destroy</text:p>
      <text:p text:style-name="P3"><draw:frame draw:style-name="fr1" draw:name="Image4" text:anchor-type="char" svg:width="6.6929in" svg:height="1.4189in" draw:z-index="3"><draw:image xlink:href="Pictures/100000010000070E0000017FE575D39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5T16:50:00.188233174</meta:creation-date>
    <dc:date>2025-04-25T16:59:41.255869460</dc:date>
    <meta:editing-duration>PT1M57S</meta:editing-duration>
    <meta:editing-cycles>4</meta:editing-cycles>
    <meta:generator>LibreOffice/24.2.7.2$Linux_X86_64 LibreOffice_project/420$Build-2</meta:generator>
    <meta:document-statistic meta:table-count="0" meta:image-count="4" meta:object-count="0" meta:page-count="1" meta:paragraph-count="4" meta:word-count="1" meta:character-count="10" meta:non-whitespace-character-count="7"/>
  </office:meta>
</office:document-meta>
</file>